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порт_23_83AB" style:display-name="порт#83AB" style:family="table">
      <style:table-properties style:width="6.9271in" fo:margin-left="0in" table:align="left"/>
    </style:style>
    <style:style style:name="порт_23_83AB.A" style:display-name="порт#83AB.A" style:family="table-column">
      <style:table-column-properties style:column-width="0.6667in"/>
    </style:style>
    <style:style style:name="порт_23_83AB.B" style:display-name="порт#83AB.B" style:family="table-column">
      <style:table-column-properties style:column-width="0.8854in"/>
    </style:style>
    <style:style style:name="порт_23_83AB.C" style:display-name="порт#83AB.C" style:family="table-column">
      <style:table-column-properties style:column-width="5.375in"/>
    </style:style>
    <style:style style:name="порт_23_83AB.A1" style:display-name="порт#83AB.A1" style:family="table-cell">
      <style:table-cell-properties fo:padding="0.0382in" fo:border-left="0.05pt solid #000000" fo:border-right="none" fo:border-top="0.05pt solid #000000" fo:border-bottom="0.05pt solid #000000"/>
    </style:style>
    <style:style style:name="порт_23_83AB.C1" style:display-name="порт#83AB.C1" style:family="table-cell">
      <style:table-cell-properties fo:padding="0.0382in" fo:border="0.05pt solid #000000"/>
    </style:style>
    <style:style style:name="порт_23_83AB.A2" style:display-name="порт#83AB.A2" style:family="table-cell">
      <style:table-cell-properties fo:padding="0.0382in" fo:border-left="0.05pt solid #000000" fo:border-right="none" fo:border-top="none" fo:border-bottom="0.05pt solid #000000"/>
    </style:style>
    <style:style style:name="порт_23_83AB.C2" style:display-name="порт#83AB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0.8854in"/>
    </style:style>
    <style:style style:name="Table1.C" style:family="table-column">
      <style:table-column-properties style:column-width="5.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667in"/>
    </style:style>
    <style:style style:name="Table2.B" style:family="table-column">
      <style:table-column-properties style:column-width="0.8854in"/>
    </style:style>
    <style:style style:name="Table2.C" style:family="table-column">
      <style:table-column-properties style:column-width="5.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Соответствие_5f_адресов_5f_W5300_5f_и_5f_Z80" style:display-name="Соответствие_адресов_W5300_и_Z80" style:family="table">
      <style:table-properties style:width="6.925in" table:align="margins"/>
    </style:style>
    <style:style style:name="Соответствие_5f_адресов_5f_W5300_5f_и_5f_Z80.A" style:display-name="Соответствие_адресов_W5300_и_Z80.A" style:family="table-column">
      <style:table-column-properties style:column-width="3.4625in" style:rel-column-width="32767*"/>
    </style:style>
    <style:style style:name="Соответствие_5f_адресов_5f_W5300_5f_и_5f_Z80.B" style:display-name="Соответствие_адресов_W5300_и_Z80.B" style:family="table-column">
      <style:table-column-properties style:column-width="3.4625in" style:rel-column-width="32768*"/>
    </style:style>
    <style:style style:name="Соответствие_5f_адресов_5f_W5300_5f_и_5f_Z80.A1" style:display-name="Соответствие_адресов_W5300_и_Z80.A1" style:family="table-cell">
      <style:table-cell-properties fo:padding="0.0382in" fo:border-left="0.05pt solid #000000" fo:border-right="none" fo:border-top="0.05pt solid #000000" fo:border-bottom="0.05pt solid #000000"/>
    </style:style>
    <style:style style:name="Соответствие_5f_адресов_5f_W5300_5f_и_5f_Z80.B1" style:display-name="Соответствие_адресов_W5300_и_Z80.B1" style:family="table-cell">
      <style:table-cell-properties fo:padding="0.0382in" fo:border="0.05pt solid #000000"/>
    </style:style>
    <style:style style:name="Соответствие_5f_адресов_5f_W5300_5f_и_5f_Z80.A2" style:display-name="Соответствие_адресов_W5300_и_Z80.A2" style:family="table-cell">
      <style:table-cell-properties fo:padding="0.0382in" fo:border-left="0.05pt solid #000000" fo:border-right="none" fo:border-top="none" fo:border-bottom="0.05pt solid #000000"/>
    </style:style>
    <style:style style:name="Соответствие_5f_адресов_5f_W5300_5f_и_5f_Z80.B2" style:display-name="Соответствие_адресов_W5300_и_Z8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officeooo:rsid="0014965b" officeooo:paragraph-rsid="0014965b"/>
    </style:style>
    <style:style style:name="P2" style:family="paragraph" style:parent-style-name="Text_20_body">
      <style:paragraph-properties fo:text-align="start" style:justify-single-word="false"/>
      <style:text-properties officeooo:rsid="00150c24" officeooo:paragraph-rsid="00150c24"/>
    </style:style>
    <style:style style:name="P3" style:family="paragraph" style:parent-style-name="Text_20_body">
      <style:paragraph-properties fo:text-align="start" style:justify-single-word="false"/>
      <style:text-properties officeooo:rsid="0016f2cb" officeooo:paragraph-rsid="0016f2cb"/>
    </style:style>
    <style:style style:name="P4" style:family="paragraph" style:parent-style-name="Text_20_body">
      <style:paragraph-properties fo:text-align="start" style:justify-single-word="false"/>
      <style:text-properties officeooo:rsid="0019016f"/>
    </style:style>
    <style:style style:name="P5" style:family="paragraph" style:parent-style-name="Text_20_body">
      <style:paragraph-properties fo:text-align="start" style:justify-single-word="false"/>
      <style:text-properties officeooo:rsid="0023aa0b" officeooo:paragraph-rsid="0023aa0b"/>
    </style:style>
    <style:style style:name="P6" style:family="paragraph" style:parent-style-name="Text_20_body">
      <style:paragraph-properties fo:text-align="start" style:justify-single-word="false"/>
      <style:text-properties officeooo:rsid="0025e567" officeooo:paragraph-rsid="0025e567"/>
    </style:style>
    <style:style style:name="P7" style:family="paragraph" style:parent-style-name="Text_20_body">
      <style:paragraph-properties fo:text-align="start" style:justify-single-word="false"/>
      <style:text-properties fo:language="ru" fo:country="RU" officeooo:paragraph-rsid="0029071c"/>
    </style:style>
    <style:style style:name="P8" style:family="paragraph" style:parent-style-name="Text_20_body">
      <style:paragraph-properties fo:text-align="start" style:justify-single-word="false"/>
      <style:text-properties fo:language="ru" fo:country="RU" officeooo:paragraph-rsid="004bad47"/>
    </style:style>
    <style:style style:name="P9" style:family="paragraph" style:parent-style-name="Text_20_body">
      <style:paragraph-properties fo:text-align="start" style:justify-single-word="false"/>
      <style:text-properties fo:language="ru" fo:country="RU" fo:font-weight="bold" officeooo:rsid="0021abd6" officeooo:paragraph-rsid="0029071c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language="ru" fo:country="RU" officeooo:rsid="0021abd6" officeooo:paragraph-rsid="0029071c"/>
    </style:style>
    <style:style style:name="P11" style:family="paragraph" style:parent-style-name="Text_20_body">
      <style:paragraph-properties fo:text-align="start" style:justify-single-word="false"/>
      <style:text-properties fo:font-size="12pt" fo:font-weight="bold" officeooo:paragraph-rsid="0029071c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size="12pt" fo:language="ru" fo:country="RU" officeooo:rsid="0020c865" officeooo:paragraph-rsid="0029071c" style:font-size-asian="12pt" style:font-size-complex="12pt"/>
    </style:style>
    <style:style style:name="P13" style:family="paragraph" style:parent-style-name="Text_20_body">
      <style:paragraph-properties fo:text-align="start" style:justify-single-word="false"/>
      <style:text-properties fo:font-size="12pt" officeooo:paragraph-rsid="0029071c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officeooo:rsid="002fc11f" officeooo:paragraph-rsid="002fc11f"/>
    </style:style>
    <style:style style:name="P15" style:family="paragraph" style:parent-style-name="Text_20_body">
      <style:paragraph-properties fo:text-align="start" style:justify-single-word="false"/>
      <style:text-properties officeooo:rsid="0021bab9" officeooo:paragraph-rsid="0021bab9"/>
    </style:style>
    <style:style style:name="P16" style:family="paragraph" style:parent-style-name="Text_20_body">
      <style:paragraph-properties fo:text-align="start" style:justify-single-word="false"/>
      <style:text-properties officeooo:rsid="00334474" officeooo:paragraph-rsid="00334474"/>
    </style:style>
    <style:style style:name="P17" style:family="paragraph" style:parent-style-name="Text_20_body">
      <style:paragraph-properties fo:text-align="start" style:justify-single-word="false"/>
      <style:text-properties officeooo:rsid="0026e1ed" officeooo:paragraph-rsid="0026e1ed"/>
    </style:style>
    <style:style style:name="P18" style:family="paragraph" style:parent-style-name="Text_20_body">
      <style:paragraph-properties fo:text-align="start" style:justify-single-word="false"/>
      <style:text-properties style:font-name="Liberation Mono" fo:language="en" fo:country="US" officeooo:rsid="001d7a62" officeooo:paragraph-rsid="0029071c"/>
    </style:style>
    <style:style style:name="P19" style:family="paragraph" style:parent-style-name="Text_20_body">
      <style:paragraph-properties fo:text-align="start" style:justify-single-word="false"/>
      <style:text-properties style:font-name="Liberation Mono" fo:language="en" fo:country="US" officeooo:rsid="001e9e7b" officeooo:paragraph-rsid="0029071c"/>
    </style:style>
    <style:style style:name="P20" style:family="paragraph" style:parent-style-name="Text_20_body">
      <style:paragraph-properties fo:text-align="start" style:justify-single-word="false"/>
      <style:text-properties style:font-name="Liberation Mono" fo:language="ru" fo:country="RU" officeooo:paragraph-rsid="0029071c"/>
    </style:style>
    <style:style style:name="P21" style:family="paragraph" style:parent-style-name="Text_20_body">
      <style:paragraph-properties fo:text-align="start" style:justify-single-word="false"/>
      <style:text-properties style:font-name="Liberation Mono" fo:language="ru" fo:country="RU" officeooo:paragraph-rsid="004bad47"/>
    </style:style>
    <style:style style:name="P22" style:family="paragraph" style:parent-style-name="Text_20_body">
      <style:paragraph-properties fo:text-align="start" style:justify-single-word="false"/>
      <style:text-properties style:font-name="Liberation Mono" fo:language="ru" fo:country="RU" officeooo:rsid="006ecee7" officeooo:paragraph-rsid="006ecee7"/>
    </style:style>
    <style:style style:name="P23" style:family="paragraph" style:parent-style-name="Text_20_body">
      <style:paragraph-properties fo:text-align="start" style:justify-single-word="false"/>
      <style:text-properties style:font-name="Liberation Mono" fo:font-size="12pt" fo:language="en" fo:country="US" officeooo:rsid="0020c865" officeooo:paragraph-rsid="0029071c" style:font-size-asian="12pt" style:font-size-complex="12pt"/>
    </style:style>
    <style:style style:name="P24" style:family="paragraph" style:parent-style-name="Text_20_body">
      <style:paragraph-properties fo:text-align="start" style:justify-single-word="false"/>
      <style:text-properties style:font-name="Liberation Mono" fo:font-size="12pt" fo:language="en" fo:country="US" officeooo:rsid="001f0a95" officeooo:paragraph-rsid="0029071c" style:font-size-asian="12pt" style:font-size-complex="12pt"/>
    </style:style>
    <style:style style:name="P25" style:family="paragraph" style:parent-style-name="Text_20_body">
      <style:paragraph-properties fo:text-align="start" style:justify-single-word="false"/>
      <style:text-properties style:font-name="Liberation Mono" fo:font-size="12pt" fo:language="en" fo:country="US" fo:font-weight="normal" officeooo:rsid="002b1746" officeooo:paragraph-rsid="006fcecc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Liberation Mono" fo:font-size="12pt" fo:language="en" fo:country="US" fo:font-weight="normal" officeooo:rsid="006fcecc" officeooo:paragraph-rsid="006fcecc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officeooo:rsid="003235b9" officeooo:paragraph-rsid="0020932f"/>
    </style:style>
    <style:style style:name="P28" style:family="paragraph" style:parent-style-name="Text_20_body">
      <style:paragraph-properties fo:text-align="start" style:justify-single-word="false"/>
      <style:text-properties officeooo:rsid="0055c4df" officeooo:paragraph-rsid="0055c4df"/>
    </style:style>
    <style:style style:name="P29" style:family="paragraph" style:parent-style-name="Text_20_body">
      <style:paragraph-properties fo:text-align="start" style:justify-single-word="false"/>
      <style:text-properties officeooo:rsid="0055c4df" officeooo:paragraph-rsid="0061b33b"/>
    </style:style>
    <style:style style:name="P30" style:family="paragraph" style:parent-style-name="Text_20_body">
      <style:paragraph-properties fo:text-align="start" style:justify-single-word="false"/>
      <style:text-properties officeooo:rsid="0057a45d" officeooo:paragraph-rsid="0057a45d"/>
    </style:style>
    <style:style style:name="P31" style:family="paragraph" style:parent-style-name="Text_20_body">
      <style:paragraph-properties fo:text-align="start" style:justify-single-word="false"/>
      <style:text-properties officeooo:rsid="005ac050" officeooo:paragraph-rsid="005ac050"/>
    </style:style>
    <style:style style:name="P32" style:family="paragraph" style:parent-style-name="Text_20_body">
      <style:paragraph-properties fo:text-align="start" style:justify-single-word="false"/>
      <style:text-properties officeooo:rsid="003bbc07" officeooo:paragraph-rsid="0041fab1"/>
    </style:style>
    <style:style style:name="P33" style:family="paragraph" style:parent-style-name="Text_20_body">
      <style:paragraph-properties fo:text-align="start" style:justify-single-word="false"/>
      <style:text-properties officeooo:rsid="0063a6d8" officeooo:paragraph-rsid="0063a6d8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language="en" fo:country="US" fo:font-weight="normal" officeooo:rsid="006fcecc" officeooo:paragraph-rsid="006fcecc" style:font-size-asian="12pt" style:font-weight-asian="normal" style:font-size-complex="12pt" style:font-weight-complex="normal"/>
    </style:style>
    <style:style style:name="P35" style:family="paragraph" style:parent-style-name="Heading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  <style:text-properties officeooo:rsid="001aaae0" officeooo:paragraph-rsid="001aaae0"/>
    </style:style>
    <style:style style:name="P37" style:family="paragraph" style:parent-style-name="Table_20_Contents">
      <style:paragraph-properties fo:text-align="center" style:justify-single-word="false"/>
      <style:text-properties officeooo:rsid="001aaae0" officeooo:paragraph-rsid="001c9c0a"/>
    </style:style>
    <style:style style:name="P38" style:family="paragraph" style:parent-style-name="Table_20_Contents">
      <style:paragraph-properties fo:text-align="center" style:justify-single-word="false"/>
      <style:text-properties officeooo:rsid="001aaae0" officeooo:paragraph-rsid="001cd36f"/>
    </style:style>
    <style:style style:name="P39" style:family="paragraph" style:parent-style-name="Table_20_Contents">
      <style:paragraph-properties fo:text-align="start" style:justify-single-word="false"/>
      <style:text-properties officeooo:rsid="001aaae0" officeooo:paragraph-rsid="001aaae0"/>
    </style:style>
    <style:style style:name="P40" style:family="paragraph" style:parent-style-name="Table_20_Contents">
      <style:paragraph-properties fo:text-align="start" style:justify-single-word="false"/>
      <style:text-properties officeooo:rsid="001aaae0" officeooo:paragraph-rsid="001c9c0a"/>
    </style:style>
    <style:style style:name="P41" style:family="paragraph" style:parent-style-name="Table_20_Contents">
      <style:paragraph-properties fo:text-align="center" style:justify-single-word="false"/>
      <style:text-properties officeooo:rsid="001c9c0a" officeooo:paragraph-rsid="001c9c0a"/>
    </style:style>
    <style:style style:name="P42" style:family="paragraph" style:parent-style-name="Table_20_Contents">
      <style:paragraph-properties fo:text-align="center" style:justify-single-word="false"/>
      <style:text-properties officeooo:rsid="001c9c0a" officeooo:paragraph-rsid="001cd36f"/>
    </style:style>
    <style:style style:name="P43" style:family="paragraph" style:parent-style-name="Table_20_Contents">
      <style:paragraph-properties fo:text-align="start" style:justify-single-word="false"/>
      <style:text-properties officeooo:rsid="001c9c0a" officeooo:paragraph-rsid="001c9c0a"/>
    </style:style>
    <style:style style:name="P44" style:family="paragraph" style:parent-style-name="Table_20_Contents">
      <style:paragraph-properties fo:text-align="center" style:justify-single-word="false"/>
      <style:text-properties officeooo:rsid="001cd36f" officeooo:paragraph-rsid="001cd36f"/>
    </style:style>
    <style:style style:name="P45" style:family="paragraph" style:parent-style-name="Table_20_Contents">
      <style:paragraph-properties fo:text-align="start" style:justify-single-word="false"/>
      <style:text-properties officeooo:rsid="001cd36f" officeooo:paragraph-rsid="001cd36f"/>
    </style:style>
    <style:style style:name="P46" style:family="paragraph" style:parent-style-name="Table_20_Contents">
      <style:paragraph-properties fo:text-align="start" style:justify-single-word="false"/>
      <style:text-properties officeooo:rsid="001dd9df" officeooo:paragraph-rsid="001dd9df"/>
    </style:style>
    <style:style style:name="P47" style:family="paragraph" style:parent-style-name="Table_20_Contents">
      <style:paragraph-properties fo:text-align="start" style:justify-single-word="false"/>
      <style:text-properties officeooo:rsid="0025baeb" officeooo:paragraph-rsid="0025baeb"/>
    </style:style>
    <style:style style:name="P48" style:family="paragraph" style:parent-style-name="Table_20_Contents">
      <style:paragraph-properties fo:text-align="start" style:justify-single-word="false"/>
      <style:text-properties officeooo:rsid="0025e567" officeooo:paragraph-rsid="0025e567"/>
    </style:style>
    <style:style style:name="P49" style:family="paragraph" style:parent-style-name="Standard">
      <style:text-properties officeooo:rsid="0020932f" officeooo:paragraph-rsid="0020932f"/>
    </style:style>
    <style:style style:name="P50" style:family="paragraph" style:parent-style-name="Table_20_Heading">
      <style:text-properties officeooo:rsid="0019016f" officeooo:paragraph-rsid="0019016f"/>
    </style:style>
    <style:style style:name="P51" style:family="paragraph" style:parent-style-name="Table_20_Heading">
      <style:text-properties officeooo:rsid="0019016f" officeooo:paragraph-rsid="001c9c0a"/>
    </style:style>
    <style:style style:name="P52" style:family="paragraph" style:parent-style-name="Table_20_Heading">
      <style:text-properties officeooo:rsid="0019016f" officeooo:paragraph-rsid="001cd36f"/>
    </style:style>
    <style:style style:name="P53" style:family="paragraph" style:parent-style-name="Table_20_Heading">
      <style:text-properties officeooo:rsid="001aaae0" officeooo:paragraph-rsid="001aaae0"/>
    </style:style>
    <style:style style:name="P54" style:family="paragraph" style:parent-style-name="Table_20_Heading">
      <style:text-properties officeooo:rsid="001aaae0" officeooo:paragraph-rsid="001c9c0a"/>
    </style:style>
    <style:style style:name="P55" style:family="paragraph" style:parent-style-name="Table_20_Heading">
      <style:text-properties officeooo:rsid="001aaae0" officeooo:paragraph-rsid="001cd36f"/>
    </style:style>
    <style:style style:name="P56" style:family="paragraph" style:parent-style-name="Table_20_Heading">
      <style:text-properties officeooo:rsid="0025baeb" officeooo:paragraph-rsid="0025baeb"/>
    </style:style>
    <style:style style:name="P57" style:family="paragraph" style:parent-style-name="Text_20_body" style:list-style-name="L1">
      <style:paragraph-properties fo:text-align="start" style:justify-single-word="false"/>
      <style:text-properties officeooo:rsid="0014965b" officeooo:paragraph-rsid="0014965b"/>
    </style:style>
    <style:style style:name="P58" style:family="paragraph" style:parent-style-name="Text_20_body" style:list-style-name="L1">
      <style:paragraph-properties fo:text-align="start" style:justify-single-word="false"/>
      <style:text-properties officeooo:rsid="0014965b" officeooo:paragraph-rsid="002e4e71"/>
    </style:style>
    <style:style style:name="P59" style:family="paragraph" style:parent-style-name="Text_20_body" style:list-style-name="L2">
      <style:paragraph-properties fo:text-align="start" style:justify-single-word="false"/>
      <style:text-properties officeooo:rsid="0014965b" officeooo:paragraph-rsid="0014965b"/>
    </style:style>
    <style:style style:name="P60" style:family="paragraph" style:parent-style-name="Text_20_body" style:list-style-name="L1">
      <style:paragraph-properties fo:text-align="start" style:justify-single-word="false"/>
      <style:text-properties officeooo:rsid="002e4e71" officeooo:paragraph-rsid="002e4e71"/>
    </style:style>
    <style:style style:name="P61" style:family="paragraph" style:parent-style-name="Text_20_body">
      <style:paragraph-properties fo:text-align="start" style:justify-single-word="false"/>
      <style:text-properties style:font-name="Liberation Mono" fo:font-size="12pt" fo:language="ru" fo:country="RU" fo:font-weight="normal" officeooo:rsid="006da449" officeooo:paragraph-rsid="004bad47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style:font-name="Liberation Mono" fo:font-size="12pt" fo:language="ru" fo:country="RU" fo:font-weight="normal" officeooo:rsid="006ecee7" officeooo:paragraph-rsid="006ecee7" style:font-size-asian="12pt" style:font-weight-asian="normal" style:font-size-complex="12pt" style:font-weight-complex="normal"/>
    </style:style>
    <style:style style:name="P63" style:family="paragraph" style:parent-style-name="Text_20_body" style:list-style-name="L3">
      <style:paragraph-properties fo:text-align="start" style:justify-single-word="false"/>
      <style:text-properties officeooo:rsid="005850f7" officeooo:paragraph-rsid="005850f7"/>
    </style:style>
    <style:style style:name="P64" style:family="paragraph" style:parent-style-name="Text_20_body" style:list-style-name="L4">
      <style:paragraph-properties fo:text-align="start" style:justify-single-word="false"/>
      <style:text-properties officeooo:rsid="005ac050" officeooo:paragraph-rsid="005ac050"/>
    </style:style>
    <style:style style:name="P65" style:family="paragraph" style:parent-style-name="Heading_20_5">
      <style:paragraph-properties fo:text-align="center" style:justify-single-word="false"/>
      <style:text-properties officeooo:rsid="0019016f"/>
    </style:style>
    <style:style style:name="P66" style:family="paragraph" style:parent-style-name="Heading_20_5">
      <style:paragraph-properties fo:text-align="center" style:justify-single-word="false"/>
      <style:text-properties officeooo:rsid="0019016f" officeooo:paragraph-rsid="001c9c0a"/>
    </style:style>
    <style:style style:name="P67" style:family="paragraph" style:parent-style-name="Heading_20_5">
      <style:paragraph-properties fo:text-align="center" style:justify-single-word="false"/>
      <style:text-properties officeooo:rsid="0019016f" officeooo:paragraph-rsid="001cd36f"/>
    </style:style>
    <style:style style:name="P68" style:family="paragraph" style:parent-style-name="Heading_20_5">
      <style:paragraph-properties fo:text-align="center" style:justify-single-word="false"/>
      <style:text-properties officeooo:rsid="0019016f" officeooo:paragraph-rsid="0020932f"/>
    </style:style>
    <style:style style:name="P69" style:family="paragraph" style:parent-style-name="Heading_20_5">
      <style:paragraph-properties fo:text-align="center" style:justify-single-word="false"/>
      <style:text-properties officeooo:rsid="0019016f" officeooo:paragraph-rsid="0021bab9"/>
    </style:style>
    <style:style style:name="P70" style:family="paragraph" style:parent-style-name="Heading_20_2">
      <style:paragraph-properties fo:text-align="center" style:justify-single-word="false"/>
      <style:text-properties officeooo:rsid="0014965b"/>
    </style:style>
    <style:style style:name="P71" style:family="paragraph" style:parent-style-name="Heading_20_2">
      <style:paragraph-properties fo:text-align="center" style:justify-single-word="false"/>
      <style:text-properties officeooo:rsid="0014965b" officeooo:paragraph-rsid="0014965b"/>
    </style:style>
    <style:style style:name="P72" style:family="paragraph" style:parent-style-name="Heading_20_2">
      <style:paragraph-properties fo:text-align="center" style:justify-single-word="false"/>
      <style:text-properties officeooo:rsid="0023aa0b"/>
    </style:style>
    <style:style style:name="P73" style:family="paragraph" style:parent-style-name="Heading_20_2">
      <style:paragraph-properties fo:text-align="center" style:justify-single-word="false"/>
      <style:text-properties officeooo:rsid="0026e1ed" officeooo:paragraph-rsid="0026e1ed"/>
    </style:style>
    <style:style style:name="P74" style:family="paragraph" style:parent-style-name="Heading_20_2">
      <style:paragraph-properties fo:text-align="center" style:justify-single-word="fals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238fcd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4bad47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4cf7cb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672913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6da449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6ecee7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6fcecc" style:font-size-asian="12pt" style:font-weight-asian="normal" style:font-size-complex="12pt" style:font-weight-complex="normal"/>
    </style:style>
    <style:style style:name="T9" style:family="text">
      <style:text-properties fo:font-size="12pt" fo:language="en" fo:country="US" fo:font-weight="normal" officeooo:rsid="00238fcd" style:font-size-asian="12pt" style:font-weight-asian="normal" style:font-size-complex="12pt" style:font-weight-complex="normal"/>
    </style:style>
    <style:style style:name="T10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language="en" fo:country="US" officeooo:rsid="001cd99e"/>
    </style:style>
    <style:style style:name="T12" style:family="text">
      <style:text-properties fo:language="en" fo:country="US" officeooo:rsid="001d7a62"/>
    </style:style>
    <style:style style:name="T13" style:family="text">
      <style:text-properties fo:language="en" fo:country="US" officeooo:rsid="001e9e7b"/>
    </style:style>
    <style:style style:name="T14" style:family="text">
      <style:text-properties fo:language="en" fo:country="US" officeooo:rsid="001f0a95"/>
    </style:style>
    <style:style style:name="T15" style:family="text">
      <style:text-properties fo:language="en" fo:country="US" officeooo:rsid="0020c865"/>
    </style:style>
    <style:style style:name="T16" style:family="text">
      <style:text-properties fo:language="en" fo:country="US" officeooo:rsid="00238fcd"/>
    </style:style>
    <style:style style:name="T17" style:family="text">
      <style:text-properties fo:language="en" fo:country="US" fo:font-weight="normal" officeooo:rsid="00238fcd" style:font-weight-asian="normal" style:font-weight-complex="normal"/>
    </style:style>
    <style:style style:name="T18" style:family="text">
      <style:text-properties fo:language="en" fo:country="US" officeooo:rsid="0042f018"/>
    </style:style>
    <style:style style:name="T19" style:family="text">
      <style:text-properties fo:language="en" fo:country="US" officeooo:rsid="0044b7b9"/>
    </style:style>
    <style:style style:name="T20" style:family="text">
      <style:text-properties fo:language="en" fo:country="US" officeooo:rsid="00464211"/>
    </style:style>
    <style:style style:name="T21" style:family="text">
      <style:text-properties fo:language="en" fo:country="US" officeooo:rsid="0047826a"/>
    </style:style>
    <style:style style:name="T22" style:family="text">
      <style:text-properties fo:language="en" fo:country="US" officeooo:rsid="00495ff2"/>
    </style:style>
    <style:style style:name="T23" style:family="text">
      <style:text-properties officeooo:rsid="001cd99e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cd99e" style:font-weight-asian="bold" style:font-weight-complex="bold"/>
    </style:style>
    <style:style style:name="T26" style:family="text">
      <style:text-properties officeooo:rsid="001e9e7b"/>
    </style:style>
    <style:style style:name="T27" style:family="text">
      <style:text-properties fo:language="ru" fo:country="RU" officeooo:rsid="001e9e7b"/>
    </style:style>
    <style:style style:name="T28" style:family="text">
      <style:text-properties fo:language="ru" fo:country="RU" officeooo:rsid="001f0a95"/>
    </style:style>
    <style:style style:name="T29" style:family="text">
      <style:text-properties fo:language="ru" fo:country="RU" officeooo:rsid="00464211"/>
    </style:style>
    <style:style style:name="T30" style:family="text">
      <style:text-properties fo:language="ru" fo:country="RU" officeooo:rsid="006474bf"/>
    </style:style>
    <style:style style:name="T31" style:family="text">
      <style:text-properties fo:language="ru" fo:country="RU" officeooo:rsid="00651b57"/>
    </style:style>
    <style:style style:name="T32" style:family="text">
      <style:text-properties officeooo:rsid="0020c865"/>
    </style:style>
    <style:style style:name="T33" style:family="text">
      <style:text-properties fo:font-weight="normal" officeooo:rsid="0021abd6" style:font-weight-asian="normal" style:font-weight-complex="normal"/>
    </style:style>
    <style:style style:name="T34" style:family="text">
      <style:text-properties fo:font-weight="normal" officeooo:rsid="002a2fba" style:font-weight-asian="normal" style:font-weight-complex="normal"/>
    </style:style>
    <style:style style:name="T35" style:family="text">
      <style:text-properties fo:font-weight="normal" officeooo:rsid="004b2408" style:font-weight-asian="normal" style:font-weight-complex="normal"/>
    </style:style>
    <style:style style:name="T36" style:family="text">
      <style:text-properties fo:font-weight="normal" officeooo:rsid="004bad47" style:font-weight-asian="normal" style:font-weight-complex="normal"/>
    </style:style>
    <style:style style:name="T37" style:family="text">
      <style:text-properties fo:font-weight="normal" officeooo:rsid="0065e534" style:font-weight-asian="normal" style:font-weight-complex="normal"/>
    </style:style>
    <style:style style:name="T38" style:family="text">
      <style:text-properties officeooo:rsid="002d1405"/>
    </style:style>
    <style:style style:name="T39" style:family="text">
      <style:text-properties officeooo:rsid="002d5fa5"/>
    </style:style>
    <style:style style:name="T40" style:family="text">
      <style:text-properties officeooo:rsid="002e4e71"/>
    </style:style>
    <style:style style:name="T41" style:family="text">
      <style:text-properties officeooo:rsid="0030a5fb"/>
    </style:style>
    <style:style style:name="T42" style:family="text">
      <style:text-properties officeooo:rsid="00322523"/>
    </style:style>
    <style:style style:name="T43" style:family="text">
      <style:text-properties officeooo:rsid="003235b9"/>
    </style:style>
    <style:style style:name="T44" style:family="text">
      <style:text-properties officeooo:rsid="003418a6"/>
    </style:style>
    <style:style style:name="T45" style:family="text">
      <style:text-properties officeooo:rsid="00374ef2"/>
    </style:style>
    <style:style style:name="T46" style:family="text">
      <style:text-properties officeooo:rsid="00387ed8"/>
    </style:style>
    <style:style style:name="T47" style:family="text">
      <style:text-properties officeooo:rsid="00391279"/>
    </style:style>
    <style:style style:name="T48" style:family="text">
      <style:text-properties officeooo:rsid="003a6a88"/>
    </style:style>
    <style:style style:name="T49" style:family="text">
      <style:text-properties officeooo:rsid="003bbc07"/>
    </style:style>
    <style:style style:name="T50" style:family="text">
      <style:text-properties officeooo:rsid="003cb16c"/>
    </style:style>
    <style:style style:name="T51" style:family="text">
      <style:text-properties officeooo:rsid="0042f018"/>
    </style:style>
    <style:style style:name="T52" style:family="text">
      <style:text-properties officeooo:rsid="0044b7b9"/>
    </style:style>
    <style:style style:name="T53" style:family="text">
      <style:text-properties officeooo:rsid="0047826a"/>
    </style:style>
    <style:style style:name="T54" style:family="text">
      <style:text-properties style:font-name="Liberation Mono"/>
    </style:style>
    <style:style style:name="T55" style:family="text">
      <style:text-properties style:font-name="Liberation Mono" fo:font-weight="normal" officeooo:rsid="004bad47" style:font-weight-asian="normal" style:font-weight-complex="normal"/>
    </style:style>
    <style:style style:name="T56" style:family="text">
      <style:text-properties style:font-name="Liberation Mono" fo:font-size="12pt" fo:font-weight="normal" officeooo:rsid="00672913" style:font-size-asian="12pt" style:font-weight-asian="normal" style:font-size-complex="12pt" style:font-weight-complex="normal"/>
    </style:style>
    <style:style style:name="T57" style:family="text">
      <style:text-properties officeooo:rsid="00525176"/>
    </style:style>
    <style:style style:name="T58" style:family="text">
      <style:text-properties officeooo:rsid="0056b3d8"/>
    </style:style>
    <style:style style:name="T59" style:family="text">
      <style:text-properties officeooo:rsid="0057a45d"/>
    </style:style>
    <style:style style:name="T60" style:family="text">
      <style:text-properties officeooo:rsid="005cac6e"/>
    </style:style>
    <style:style style:name="T61" style:family="text">
      <style:text-properties style:font-size-asian="10.5pt" style:text-overline-style="solid" style:text-overline-width="auto" style:text-overline-color="font-color"/>
    </style:style>
    <style:style style:name="T62" style:family="text">
      <style:text-properties officeooo:rsid="006163d8"/>
    </style:style>
    <style:style style:name="T63" style:family="text">
      <style:text-properties officeooo:rsid="0061b33b"/>
    </style:style>
    <style:style style:name="T64" style:family="text">
      <style:text-properties officeooo:rsid="0061edd0"/>
    </style:style>
    <style:style style:name="T65" style:family="text">
      <style:text-properties officeooo:rsid="00651b57"/>
    </style:style>
    <style:style style:name="T66" style:family="text">
      <style:text-properties officeooo:rsid="0065e534"/>
    </style:style>
    <style:style style:name="T67" style:family="text">
      <style:text-properties officeooo:rsid="0069caab"/>
    </style:style>
    <style:style style:name="T68" style:family="text">
      <style:text-properties officeooo:rsid="006bc970"/>
    </style:style>
    <style:style style:name="T69" style:family="text">
      <style:text-properties style:font-name="Times New Roman1" fo:font-weight="normal" officeooo:rsid="004bad47" style:font-weight-asian="normal" style:font-weight-complex="normal"/>
    </style:style>
    <style:style style:name="T70" style:family="text">
      <style:text-properties style:font-name="Times New Roman1" fo:font-weight="normal" officeooo:rsid="006da449" style:font-weight-asian="normal" style:font-weight-complex="normal"/>
    </style:style>
    <style:style style:name="T71" style:family="text">
      <style:text-properties officeooo:rsid="006fcecc"/>
    </style:style>
    <style:style style:name="T72" style:family="text">
      <style:text-properties officeooo:rsid="0072361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ZXNET+USB – сетевая и USB-карта для ZX.</text:p>
      <text:p text:style-name="P1">Карта ZXNET+USB предназначена для шины NemoBus и Spectrum-совместимых компьютеров.</text:p>
      <text:p text:style-name="P1">Функции: работа с ethernet (в пределах возможностей м/сх WIZnet W5300), работа с USB в режимах “host” и “device” (в пределах возможностей м/сх <text:span text:style-name="T38">CYPRESS</text:span> SL811HS).</text:p>
      <text:p text:style-name="P14">Поддерживаемые стандарты USB: USB2.0, low speed <text:span text:style-name="T41">и</text:span> full speed <text:span text:style-name="T50">для</text:span> <text:span text:style-name="T41">роли </text:span>host, <text:span text:style-name="T50">full speed для рол</text:span>и device.</text:p>
      <text:p text:style-name="P14">Поддерживаемые стандарты ethernet: 10/100BASE-T, full duplex или half duplex.</text:p>
      <text:p text:style-name="P1"/>
      <text:h text:style-name="P71" text:outline-level="2">Описание карты</text:h>
      <text:p text:style-name="P1">Карта состоит из следующих функциональных частей:</text:p>
      <text:list xml:id="list1595713503039228692" text:style-name="L1">
        <text:list-item>
          <text:p text:style-name="P57">М/сх W5300 и SL811HS</text:p>
        </text:list-item>
        <text:list-item>
          <text:p text:style-name="P57">М/сх Altera EPM3<text:span text:style-name="T38">128</text:span>A</text:p>
        </text:list-item>
        <text:list-item>
          <text:p text:style-name="P58">Разъём USB-<text:span text:style-name="T40">A в роли хоста для подключения usb-флешек и т.д. </text:span><text:s/></text:p>
        </text:list-item>
        <text:list-item>
          <text:p text:style-name="P60">Разъём mini-USB в роли девайса для подключения к хосту</text:p>
        </text:list-item>
        <text:list-item>
          <text:p text:style-name="P58"><text:span text:style-name="T40">Разъём 10/100BASE-T E</text:span>thern<text:span text:style-name="T40">et</text:span></text:p>
        </text:list-item>
        <text:list-item>
          <text:p text:style-name="P57"><text:span text:style-name="T38">Прочи</text:span>е <text:span text:style-name="T38">дискретные</text:span> компоненты</text:p>
          <text:p text:style-name="P57"/>
        </text:list-item>
      </text:list>
      <text:p text:style-name="P1">М/сх EPM3<text:span text:style-name="T38">128</text:span>A выполняет следующие функции:</text:p>
      <text:list xml:id="list1824430291244307385" text:style-name="L2">
        <text:list-item>
          <text:p text:style-name="P59">IO-mapped и memory-mapped доступ к портам W5300 и SL811HS</text:p>
        </text:list-item>
        <text:list-item>
          <text:p text:style-name="P59">IO-порты управления картой</text:p>
        </text:list-item>
        <text:list-item>
          <text:p text:style-name="P59">Генерация прерывани<text:span text:style-name="T39">й на NemoBus</text:span></text:p>
        </text:list-item>
      </text:list>
      <text:h text:style-name="P70" text:outline-level="2">Описание портов карты</text:h>
      <text:p text:style-name="P2">ВНИМАНИЕ! Данный документ НЕ ЯВЛЯЕТСЯ описанием работы с микросхемами W5300 и SL811HS! За всей информацией обращайтесь в соответствующие даташиты, ерраты и аппноты.</text:p>
      <text:p text:style-name="P3">Базовый адрес IO-портов: #xxAB. Карта занимает диапазон портов #00AB…#<text:span text:style-name="T39">FF</text:span>AB <text:span text:style-name="T39">целиком, при этом используются в работе не все порты данного диапазона. При обращении в не описанные ниже порты поведение карты не определено.</text:span></text:p>
      <text:p text:style-name="P3">Декодирование IO-адреса производится по битам адреса [7:0], сигнал IORQGE генерируется только на основе адреса, выставленного на ША процессором.</text:p>
      <text:h text:style-name="P65" text:outline-level="5"><text:soft-page-break/>#83AB – порт управления прерываниями и сбросом</text:h>
      <table:table table:name="порт#83AB" table:style-name="порт_23_83AB">
        <table:table-column table:style-name="порт_23_83AB.A"/>
        <table:table-column table:style-name="порт_23_83AB.B"/>
        <table:table-column table:style-name="порт_23_83AB.C"/>
        <table:table-header-rows>
          <table:table-row>
            <table:table-cell table:style-name="порт_23_83AB.A1" office:value-type="string">
              <text:p text:style-name="P50">Биты</text:p>
            </table:table-cell>
            <table:table-cell table:style-name="порт_23_83AB.A1" office:value-type="string">
              <text:p text:style-name="P53">Значение после сброса</text:p>
            </table:table-cell>
            <table:table-cell table:style-name="порт_23_83AB.C1" office:value-type="string">
              <text:p text:style-name="P53">Функция</text:p>
            </table:table-cell>
          </table:table-row>
        </table:table-header-rows>
        <table:table-row>
          <table:table-cell table:style-name="порт_23_83AB.A2" office:value-type="string">
            <text:p text:style-name="P36">7 (R/O)</text:p>
          </table:table-cell>
          <table:table-cell table:style-name="порт_23_83AB.A2" office:value-type="string">
            <text:p text:style-name="P36">-</text:p>
          </table:table-cell>
          <table:table-cell table:style-name="порт_23_83AB.C2" office:value-type="string">
            <text:p text:style-name="P39">Состояние внутреннего сигнала прерывания (1 – есть сигнал). Всегда 0, если биты этого регистра 1 и 0 в нуле.</text:p>
          </table:table-cell>
        </table:table-row>
        <table:table-row>
          <table:table-cell table:style-name="порт_23_83AB.A2" office:value-type="string">
            <text:p text:style-name="P36">6 (R/W)</text:p>
          </table:table-cell>
          <table:table-cell table:style-name="порт_23_83AB.A2" office:value-type="string">
            <text:p text:style-name="P36">0</text:p>
          </table:table-cell>
          <table:table-cell table:style-name="порт_23_83AB.C2" office:value-type="string">
            <text:p text:style-name="P39">Если 1, то внутренний сигнал формирует /INT на ZX-Bus.</text:p>
          </table:table-cell>
        </table:table-row>
        <table:table-row>
          <table:table-cell table:style-name="порт_23_83AB.A2" office:value-type="string">
            <text:p text:style-name="P36">5 (R/W)</text:p>
          </table:table-cell>
          <table:table-cell table:style-name="порт_23_83AB.A2" office:value-type="string">
            <text:p text:style-name="P36">0</text:p>
          </table:table-cell>
          <table:table-cell table:style-name="порт_23_83AB.C2" office:value-type="string">
            <text:p text:style-name="P39">Если 0, то установлен сигнал сброса на SL811HS (nRST=0)</text:p>
          </table:table-cell>
        </table:table-row>
        <table:table-row>
          <table:table-cell table:style-name="порт_23_83AB.A2" office:value-type="string">
            <text:p text:style-name="P36">4 (R/W)</text:p>
          </table:table-cell>
          <table:table-cell table:style-name="порт_23_83AB.A2" office:value-type="string">
            <text:p text:style-name="P36">0</text:p>
          </table:table-cell>
          <table:table-cell table:style-name="порт_23_83AB.C2" office:value-type="string">
            <text:p text:style-name="P39">Если 0, то установлен сигнал сброса на W5300 (/RESET=0)</text:p>
          </table:table-cell>
        </table:table-row>
        <table:table-row>
          <table:table-cell table:style-name="порт_23_83AB.A2" office:value-type="string">
            <text:p text:style-name="P41">3 (R/W)</text:p>
          </table:table-cell>
          <table:table-cell table:style-name="порт_23_83AB.A2" office:value-type="string">
            <text:p text:style-name="P41">0</text:p>
          </table:table-cell>
          <table:table-cell table:style-name="порт_23_83AB.C2" office:value-type="string">
            <text:p text:style-name="P43">Если 1, то сигнал INTRQ от SL811HS участвует в формировании внутреннего сигнала прерывания.</text:p>
          </table:table-cell>
        </table:table-row>
        <table:table-row>
          <table:table-cell table:style-name="порт_23_83AB.A2" office:value-type="string">
            <text:p text:style-name="P41">2 (R/W)</text:p>
          </table:table-cell>
          <table:table-cell table:style-name="порт_23_83AB.A2" office:value-type="string">
            <text:p text:style-name="P41">0</text:p>
          </table:table-cell>
          <table:table-cell table:style-name="порт_23_83AB.C2" office:value-type="string">
            <text:p text:style-name="P43">Если 1, то сигнал /INT от W5300 участвует в формировании внутреннего сигнала прерывания.</text:p>
          </table:table-cell>
        </table:table-row>
        <table:table-row>
          <table:table-cell table:style-name="порт_23_83AB.A2" office:value-type="string">
            <text:p text:style-name="P41">1 (R/O)</text:p>
          </table:table-cell>
          <table:table-cell table:style-name="порт_23_83AB.A2" office:value-type="string">
            <text:p text:style-name="P41">-</text:p>
          </table:table-cell>
          <table:table-cell table:style-name="порт_23_83AB.C2" office:value-type="string">
            <text:p text:style-name="P43">Если 1, то установлен сигнал INTRQ от SL811HS (INTRQ=1)</text:p>
          </table:table-cell>
        </table:table-row>
        <table:table-row>
          <table:table-cell table:style-name="порт_23_83AB.A2" office:value-type="string">
            <text:p text:style-name="P41">0 (R/O)</text:p>
          </table:table-cell>
          <table:table-cell table:style-name="порт_23_83AB.A2" office:value-type="string">
            <text:p text:style-name="P41">-</text:p>
          </table:table-cell>
          <table:table-cell table:style-name="порт_23_83AB.C2" office:value-type="string">
            <text:p text:style-name="P43">Если 1, то установлен сигнал /INT от W5300 (/INT=0)</text:p>
          </table:table-cell>
        </table:table-row>
      </table:table>
      <text:p text:style-name="P4"/>
      <text:h text:style-name="P66" text:outline-level="5">#82AB – порт управления W5300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1">Биты</text:p>
            </table:table-cell>
            <table:table-cell table:style-name="Table1.A1" office:value-type="string">
              <text:p text:style-name="P54">Значение после сброса</text:p>
            </table:table-cell>
            <table:table-cell table:style-name="Table1.C1" office:value-type="string">
              <text:p text:style-name="P54">Функция</text:p>
            </table:table-cell>
          </table:table-row>
        </table:table-header-rows>
        <table:table-row>
          <table:table-cell table:style-name="Table1.A2" office:value-type="string">
            <text:p text:style-name="P37">7:5 (W/O)</text:p>
          </table:table-cell>
          <table:table-cell table:style-name="Table1.A2" office:value-type="string">
            <text:p text:style-name="P41">3'b000</text:p>
          </table:table-cell>
          <table:table-cell table:style-name="Table1.C2" office:value-type="string">
            <text:p text:style-name="P43">Старшие 3 бита адреса <text:span text:style-name="T39">для </text:span>W5300 (ADDR[9:7]) при обращении к ней через порты #00AB..#7FAB.</text:p>
          </table:table-cell>
        </table:table-row>
        <table:table-row>
          <table:table-cell table:style-name="Table1.A2" office:value-type="string">
            <text:p text:style-name="P41">4 (W/O)</text:p>
          </table:table-cell>
          <table:table-cell table:style-name="Table1.A2" office:value-type="string">
            <text:p text:style-name="P37">0</text:p>
          </table:table-cell>
          <table:table-cell table:style-name="Table1.C2" office:value-type="string">
            <text:p text:style-name="P40">Если 1, то W5300 доступна в портах #00AB..#7FAB, при этом SL811HS в этих же портах становится недоступна. Биты адреса W5300 ADDR[6:0] равны битам ША A[14:8], также учитывается бит 3 данного порта.</text:p>
          </table:table-cell>
        </table:table-row>
        <table:table-row>
          <table:table-cell table:style-name="Table1.A2" office:value-type="string">
            <text:p text:style-name="P41">3 (W/O)</text:p>
          </table:table-cell>
          <table:table-cell table:style-name="Table1.A2" office:value-type="string">
            <text:p text:style-name="P37">0</text:p>
          </table:table-cell>
          <table:table-cell table:style-name="Table1.C2" office:value-type="string">
            <text:p text:style-name="P40">Если 1, то при любом обращении к W5300 инвертируется ADDR[0] (действует как для mem-mapped обращений, так и для IO-mapped обращений).</text:p>
          </table:table-cell>
        </table:table-row>
        <table:table-row>
          <table:table-cell table:style-name="Table1.A2" office:value-type="string">
            <text:p text:style-name="P41">2 (W/O)</text:p>
          </table:table-cell>
          <table:table-cell table:style-name="Table1.A2" office:value-type="string">
            <text:p text:style-name="P37">0</text:p>
          </table:table-cell>
          <table:table-cell table:style-name="Table1.C2" office:value-type="string">
            <text:p text:style-name="P40">Если 1, то адресное пространство W5300 подставляется вместо адресного пространства ROM Z80 (см. также биты 1:0 <text:s/>данного порта).</text:p>
          </table:table-cell>
        </table:table-row>
        <table:table-row>
          <table:table-cell table:style-name="Table1.A2" office:value-type="string">
            <text:p text:style-name="P41">1:0 (<text:span text:style-name="T39">W</text:span>/<text:span text:style-name="T39">O</text:span>)</text:p>
          </table:table-cell>
          <table:table-cell table:style-name="Table1.A2" office:value-type="string">
            <text:p text:style-name="P41">2'b00</text:p>
          </table:table-cell>
          <table:table-cell table:style-name="Table1.C2" office:value-type="string">
            <text:p text:style-name="P43">Область адресного пространства Z80, в котором происходит подстановка <text:span text:style-name="T39">адресного пространства </text:span>W5300 вместо ROM. 2'b00 – #0000..#3FFF, 2'b01 – #4000..#7FFF, 2'b10 – #8000..#BFFF, 2'b11 – #C000..#FFFF. <text:span text:style-name="T39">О маппинге пространства ROM на пространство W5300 см. ниже.</text:span></text:p>
          </table:table-cell>
        </table:table-row>
      </table:table>
      <text:p text:style-name="P49">Не допускается одновременно устанавливать в 1 биты 2 и 4 данного порта. <text:span text:style-name="T39">При попытке сделать это поведение карты не определено.</text:span></text:p>
      <text:h text:style-name="P67" text:outline-level="5"><text:soft-page-break/>#81AB – порт управления SL811H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52">Биты</text:p>
            </table:table-cell>
            <table:table-cell table:style-name="Table2.A1" office:value-type="string">
              <text:p text:style-name="P55">Значение после сброса</text:p>
            </table:table-cell>
            <table:table-cell table:style-name="Table2.C1" office:value-type="string">
              <text:p text:style-name="P55">Функция</text:p>
            </table:table-cell>
          </table:table-row>
        </table:table-header-rows>
        <table:table-row>
          <table:table-cell table:style-name="Table2.A2" office:value-type="string">
            <text:p text:style-name="P38">7:2 (-)</text:p>
          </table:table-cell>
          <table:table-cell table:style-name="Table2.A2" office:value-type="string">
            <text:p text:style-name="P44">-</text:p>
          </table:table-cell>
          <table:table-cell table:style-name="Table2.C2" office:value-type="string">
            <text:p text:style-name="P45">Не используются: при чтении значение не определено, при записи устанавливать в 0.</text:p>
          </table:table-cell>
        </table:table-row>
        <table:table-row>
          <table:table-cell table:style-name="Table2.A2" office:value-type="string">
            <text:p text:style-name="P44">1 (R/O)</text:p>
          </table:table-cell>
          <table:table-cell table:style-name="Table2.A2" office:value-type="string">
            <text:p text:style-name="P44">-</text:p>
          </table:table-cell>
          <table:table-cell table:style-name="Table2.C2" office:value-type="string">
            <text:p text:style-name="P45">Если 1, то на разъёме <text:span text:style-name="T40">mini-</text:span>USB присутствует питание <text:span text:style-name="T40">(он подключен к хосту).</text:span></text:p>
          </table:table-cell>
        </table:table-row>
        <table:table-row>
          <table:table-cell table:style-name="Table2.A2" office:value-type="string">
            <text:p text:style-name="P42">0 (<text:span text:style-name="T39">W</text:span>/<text:span text:style-name="T39">O</text:span>)</text:p>
          </table:table-cell>
          <table:table-cell table:style-name="Table2.A2" office:value-type="string">
            <text:p text:style-name="P44">1</text:p>
          </table:table-cell>
          <table:table-cell table:style-name="Table2.C2" office:value-type="string">
            <text:p text:style-name="P46">Управление сигналом M/S SL811HS и подачей питания на USB-разъём с платы. Если 0, то M/S=0 (SL811HS – хост), питание подано. Если 1, то M/S=1 (SL811HS – девайс), питание не подано. <text:s/><text:span text:style-name="T42">Изменение роли SL811HS допускается только при нахождении её в ресете. Узнать о подключении хоста к mini-USB можно опросом бита 1 данного порта.</text:span></text:p>
          </table:table-cell>
        </table:table-row>
      </table:table>
      <text:h text:style-name="P68" text:outline-level="5"/>
      <text:h text:style-name="P68" text:outline-level="5">#80AB – адресный регистр SL811HS</text:h>
      <text:p text:style-name="P27">Обращение в этот порт транслируется в обращение к SL811HS с A0=0 (регистр адреса). <text:span text:style-name="T67">Обращения сюда не допускаются, </text:span>если бит 4 порта #82AB установлен в 1.</text:p>
      <text:h text:style-name="P69" text:outline-level="5">#00AB..#7FAB – регистр данных SL811HS или адресное пространство W5300</text:h>
      <text:p text:style-name="P15">Регистр данных <text:span text:style-name="T43">(A0=1)</text:span> SL811HS, если бит 4 порта #82AB установлен в 0. Адресное пространство W5300, <text:span text:style-name="T43">если бит 4 порта #82AB установлен в 1</text:span>.</text:p>
      <text:p text:style-name="P16">При включённом <text:span text:style-name="T45">IO-</text:span>адресном пространстве W5300 адрес ADDR[9:0] формируется следующим образом: ADDR[9:7] берутся из битов <text:span text:style-name="T46">[</text:span>7:5<text:span text:style-name="T46">]</text:span> порта #82AB, ADDR[6:0] определяется битами ША <text:span text:style-name="T46">[</text:span>14:8<text:span text:style-name="T46">]</text:span>, т.о. адресное пространство W5300 доступно кусочками по 128 байт. Для ADDR[0], кроме того, <text:span text:style-name="T44">может </text:span>применят<text:span text:style-name="T44">ь</text:span>ся инверсия, включаемая битом 3 порта #82AB.</text:p>
      <text:h text:style-name="P72" text:outline-level="2">Memmapped обращения в W5300</text:h>
      <text:p text:style-name="P5">Адресное пространство W5300 подставляется в адресное пространство памяти Z80 в случае, если установлен бит 2 порта #82AB и биты адреса ША [15:14] совпадают с битами [1:0] порта #82AB. Любая запись в указанное окно адресного пространства также приводит к записи в W5300, чтение же идёт из W5300 только в случае, если в указанное окно адресного пространства подключено ROM (сигнал /CSROM <text:span text:style-name="T68">шины NemoBus</text:span> активен). При таких обращениях учитывается бит 3 порта #82AB (инверсия ADDR[0] на W5300).</text:p>
      <text:p text:style-name="P5">Адреса внутри окна адресного пространства (<text:span text:style-name="T47">смещения </text:span>#0000..#3FFF) преобразуются в адреса W5300 следующим образом (приведено для случая, когда бит 3 порта #82AB установлен в 0 – <text:span text:style-name="T47">инверсия отключена</text:span>):</text:p>
      <table:table table:name="Соответствие_адресов_W5300_и_Z80" table:style-name="Соответствие_5f_адресов_5f_W5300_5f_и_5f_Z80">
        <table:table-column table:style-name="Соответствие_5f_адресов_5f_W5300_5f_и_5f_Z80.A"/>
        <table:table-column table:style-name="Соответствие_5f_адресов_5f_W5300_5f_и_5f_Z80.B"/>
        <table:table-header-rows>
          <table:table-row>
            <table:table-cell table:style-name="Соответствие_5f_адресов_5f_W5300_5f_и_5f_Z80.A1" office:value-type="string">
              <text:p text:style-name="P56">Смещение в <text:span text:style-name="T48">выбранном</text:span> окне адресного пространства Z80</text:p>
            </table:table-cell>
            <table:table-cell table:style-name="Соответствие_5f_адресов_5f_W5300_5f_и_5f_Z80.B1" office:value-type="string">
              <text:p text:style-name="P56">Адреса W5300</text:p>
            </table:table-cell>
          </table:table-row>
        </table:table-header-rows>
        <table:table-row>
          <table:table-cell table:style-name="Соответствие_5f_адресов_5f_W5300_5f_и_5f_Z80.A2" office:value-type="string">
            <text:p text:style-name="P47">#0000..#1FFF</text:p>
          </table:table-cell>
          <table:table-cell table:style-name="Соответствие_5f_адресов_5f_W5300_5f_и_5f_Z80.B2" office:value-type="string">
            <text:p text:style-name="P47">Всё адресное пространство W5300 (1024 байта) в неизменном виде, повторяется 8 раз.</text:p>
          </table:table-cell>
        </table:table-row>
        <text:soft-page-break/>
        <table:table-row>
          <table:table-cell table:style-name="Соответствие_5f_адресов_5f_W5300_5f_и_5f_Z80.A2" office:value-type="string">
            <text:p text:style-name="P47">#2000..#21FF</text:p>
          </table:table-cell>
          <table:table-cell table:style-name="Соответствие_5f_адресов_5f_W5300_5f_и_5f_Z80.B2" office:value-type="string">
            <text:p text:style-name="P47">Повторение 256 раз регистров #22E, #22F (socket 0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7">#2200..#23FF</text:p>
          </table:table-cell>
          <table:table-cell table:style-name="Соответствие_5f_адресов_5f_W5300_5f_и_5f_Z80.B2" office:value-type="string">
            <text:p text:style-name="P47">Повторение 256 раз регистров #26E, #26F (socket 1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7">#2400..#25FF</text:p>
          </table:table-cell>
          <table:table-cell table:style-name="Соответствие_5f_адресов_5f_W5300_5f_и_5f_Z80.B2" office:value-type="string">
            <text:p text:style-name="P47">Повторение 256 раз регистров #2AE, #2AF (socket 2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7">#2600..#27FF</text:p>
          </table:table-cell>
          <table:table-cell table:style-name="Соответствие_5f_адресов_5f_W5300_5f_и_5f_Z80.B2" office:value-type="string">
            <text:p text:style-name="P47">Повторение 256 раз регистров #2EE, #2EF (socket 3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7">#2800..#29FF</text:p>
          </table:table-cell>
          <table:table-cell table:style-name="Соответствие_5f_адресов_5f_W5300_5f_и_5f_Z80.B2" office:value-type="string">
            <text:p text:style-name="P47">Повторение 256 раз регистров #32E, #32F (socket 4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7">#2A00..#2BFF</text:p>
          </table:table-cell>
          <table:table-cell table:style-name="Соответствие_5f_адресов_5f_W5300_5f_и_5f_Z80.B2" office:value-type="string">
            <text:p text:style-name="P47">Повторение 256 раз регистров #36E, #36F (socket 5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7">#2C00..#2DFF</text:p>
          </table:table-cell>
          <table:table-cell table:style-name="Соответствие_5f_адресов_5f_W5300_5f_и_5f_Z80.B2" office:value-type="string">
            <text:p text:style-name="P47">Повторение 256 раз регистров #3AE, #3AF (socket 6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7">#2E00..#2FFF</text:p>
          </table:table-cell>
          <table:table-cell table:style-name="Соответствие_5f_адресов_5f_W5300_5f_и_5f_Z80.B2" office:value-type="string">
            <text:p text:style-name="P47">Повторение 256 раз регистров #3EE, #3EF (socket 7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7">#3000..#31FF</text:p>
          </table:table-cell>
          <table:table-cell table:style-name="Соответствие_5f_адресов_5f_W5300_5f_и_5f_Z80.B2" office:value-type="string">
            <text:p text:style-name="P48">Повторение 256 раз регистров #230, #231 (socket 0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7">#3200..#33FF</text:p>
          </table:table-cell>
          <table:table-cell table:style-name="Соответствие_5f_адресов_5f_W5300_5f_и_5f_Z80.B2" office:value-type="string">
            <text:p text:style-name="P48">Повторение 256 раз регистров #270, #271 (socket 1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7">#3400..#35FF</text:p>
          </table:table-cell>
          <table:table-cell table:style-name="Соответствие_5f_адресов_5f_W5300_5f_и_5f_Z80.B2" office:value-type="string">
            <text:p text:style-name="P48">Повторение 256 раз регистров #2B0, #2B1 (socket 2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7">#3600..#37FF</text:p>
          </table:table-cell>
          <table:table-cell table:style-name="Соответствие_5f_адресов_5f_W5300_5f_и_5f_Z80.B2" office:value-type="string">
            <text:p text:style-name="P48">Повторение 256 раз регистров #2F0, #2F1 (socket 3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7">#3800..#39FF</text:p>
          </table:table-cell>
          <table:table-cell table:style-name="Соответствие_5f_адресов_5f_W5300_5f_и_5f_Z80.B2" office:value-type="string">
            <text:p text:style-name="P48">Повторение 256 раз регистров #330, #331 (socket 4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7">#3A00..#3BFF</text:p>
          </table:table-cell>
          <table:table-cell table:style-name="Соответствие_5f_адресов_5f_W5300_5f_и_5f_Z80.B2" office:value-type="string">
            <text:p text:style-name="P48">Повторение 256 раз регистров #370, #371 (socket 5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7">#3C00..#3DFF</text:p>
          </table:table-cell>
          <table:table-cell table:style-name="Соответствие_5f_адресов_5f_W5300_5f_и_5f_Z80.B2" office:value-type="string">
            <text:p text:style-name="P48">Повторение 256 раз регистров #3B0, #3B1 (socket 6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7">#3E00..#3FFF</text:p>
          </table:table-cell>
          <table:table-cell table:style-name="Соответствие_5f_адресов_5f_W5300_5f_и_5f_Z80.B2" office:value-type="string">
            <text:p text:style-name="P48">Повторение 256 раз регистров #3F0, #3F1 (socket 7 RX FIFO register)</text:p>
          </table:table-cell>
        </table:table-row>
      </table:table>
      <text:p text:style-name="P6"/>
      <text:h text:style-name="P73" text:outline-level="2">Работа с SL811HS</text:h>
      <text:p text:style-name="P17">Режимы host/device следует переключать <text:span text:style-name="T49">при нахождении SL811HS в ресете. Определение подсоединения карты к внешнему USB-хосту (через разъём mini-USB) возможно делать в любой момент чтением бита 1 порта #81AB.</text:span></text:p>
      <text:p text:style-name="P32"><text:soft-page-break/>При включенном режиме host включаются pull-down резисторы 15к на обе линии USB. При включенном режиме device включается pull-up резистор 1.5к на D+, тем самым обозначая устройство как full speed <text:span text:style-name="T57">device</text:span>.</text:p>
      <text:p text:style-name="P33">Следует также обратить внимание на errat'у, в которой, в частности, сказано, что режим авто-инкремента при записи или чтении данных <text:span text:style-name="T24">не</text:span> работает.</text:p>
      <text:h text:style-name="P74" text:outline-level="2"><text:span text:style-name="T49">Работа с </text:span><text:span text:style-name="T11">W5300</text:span></text:h>
      <text:p text:style-name="P7"><text:span text:style-name="T23"><text:tab/></text:span><text:span text:style-name="T25">Ресет чипа.</text:span></text:p>
      <text:p text:style-name="P10">Все тайминги округлены до 50мс</text:p>
      <text:p text:style-name="P18"><text:tab/>halt</text:p>
      <text:p text:style-name="P18"><text:tab/>ld<text:tab/>bc,<text:span text:style-name="T52">#</text:span>83<text:span text:style-name="T52">AB</text:span></text:p>
      <text:p text:style-name="P18"><text:tab/>in<text:tab/>a,(c)</text:p>
      <text:p text:style-name="P20"><text:span text:style-name="T12"><text:tab/>and<text:tab/></text:span><text:span text:style-name="T18">#E</text:span><text:span text:style-name="T19">F</text:span></text:p>
      <text:p text:style-name="P20"><text:span text:style-name="T12"><text:tab/>out<text:tab/>(c),a<text:tab/></text:span><text:span text:style-name="T13">; </text:span><text:span text:style-name="T19">установка </text:span><text:span text:style-name="T26">ресета</text:span></text:p>
      <text:p text:style-name="P19"><text:tab/>halt</text:p>
      <text:p text:style-name="P19"><text:tab/>or<text:tab/><text:span text:style-name="T51">#</text:span>10</text:p>
      <text:p text:style-name="P20"><text:span text:style-name="T13"><text:tab/>out<text:tab/>(c),a<text:tab/>; </text:span><text:span text:style-name="T26">снятие ресета</text:span></text:p>
      <text:p text:style-name="P19"><text:tab/>halt<text:tab/><text:tab/><text:tab/>; <text:span text:style-name="T52">ожидание внутренней инициализации</text:span></text:p>
      <text:p text:style-name="P11"><text:span text:style-name="T27"><text:tab/>Проецирование регистров в адресное пространство </text:span><text:span text:style-name="T13">z80.</text:span></text:p>
      <text:p text:style-name="P13"><text:span text:style-name="T27"><text:s/><text:tab/>Для примера проецируем в адреса </text:span><text:span text:style-name="T29">#C</text:span><text:span text:style-name="T13">000..</text:span><text:span text:style-name="T20">#FFFF</text:span><text:span text:style-name="T13"> (</text:span><text:span text:style-name="T27">в условиях </text:span><text:span text:style-name="T13">ZX-Evo baseconf)</text:span><text:span text:style-name="T27">. </text:span><text:span text:style-name="T14"><text:s/></text:span><text:span text:style-name="T28">Проецирование будет происходить только при подключенном ПЗУ в заданном адресном окне. <text:s text:c="2"/></text:span><text:span text:style-name="T30">Конкретная включенная в окне с</text:span><text:span text:style-name="T28">траница ПЗУ не имеет значения</text:span><text:span text:style-name="T31">.</text:span></text:p>
      <text:p text:style-name="P23"><text:tab/>ld<text:tab/>a,1</text:p>
      <text:p text:style-name="P23"><text:tab/>out<text:tab/>(<text:span text:style-name="T53">#BF</text:span>),a<text:tab/>;<text:span text:style-name="T53">теневые порты вкл</text:span></text:p>
      <text:p text:style-name="P24"><text:tab/>ld<text:tab/>bc,<text:span text:style-name="T53">#FFF7<text:tab/></text:span></text:p>
      <text:p text:style-name="P23"><text:tab/>ld<text:tab/>a,<text:span text:style-name="T53">#</text:span>3<text:span text:style-name="T53">F</text:span></text:p>
      <text:p text:style-name="P23"><text:tab/>out<text:tab/>(c),a<text:tab/>;<text:span text:style-name="T53">ПЗУ в окно #C000..#FFFF</text:span></text:p>
      <text:p text:style-name="P12">Теперь включаем проецирование <text:span text:style-name="T66">в область #C000..#FFFF</text:span> <text:span text:style-name="T65">на карте</text:span>:</text:p>
      <text:p text:style-name="P23"><text:tab/>ld<text:tab/>bc,<text:span text:style-name="T53">#</text:span>82<text:span text:style-name="T53">AB</text:span></text:p>
      <text:p text:style-name="P23"><text:tab/>ld<text:tab/>a,7</text:p>
      <text:p text:style-name="P23"><text:tab/>out<text:tab/>(c),a</text:p>
      <text:p text:style-name="P7"><text:span text:style-name="T32">При включенном 2 бите порта #</text:span><text:span text:style-name="T15">82</text:span><text:span text:style-name="T21">AB</text:span><text:span text:style-name="T15">, <text:s/></text:span><text:span text:style-name="T22">безотносительно</text:span><text:span text:style-name="T32"> того, подключено ли ПЗУ или нет, одновременно с любой записью Z80 в установленное битами [1:0] порта #82AB окно будет происходить запись в регистры </text:span><text:span text:style-name="T16">W5300</text:span><text:span text:style-name="T32">. Чтение из регистров возможно лишь при условии, что в указанное окно подключено ПЗУ. При этом любое чтение, в т.ч. выборка команд, будет происходить из регистров W5300.</text:span></text:p>
      <text:p text:style-name="P9"><text:tab/>Инверсия нулевого бита адреса.</text:p>
      <text:p text:style-name="P8"><text:soft-page-break/><text:span text:style-name="T17">W5300</text:span><text:span text:style-name="T33"> имеет </text:span><text:span text:style-name="T35">16-</text:span><text:span text:style-name="T33">битную </text:span><text:span text:style-name="T35">big endian</text:span><text:span text:style-name="T33"> архитектуру, </text:span><text:span text:style-name="T37">которая сохраняется и для 8-битового режима шины (в котором W5300 работает на карте)</text:span><text:span text:style-name="T33"> </text:span><text:span text:style-name="T36">и </text:span><text:span text:style-name="T34">для работы с </text:span><text:span text:style-name="T36">16-битными </text:span><text:span text:style-name="T34">регистр</text:span><text:span text:style-name="T36">ами требуется записывать старший байт по младшему адресу, например так: LD</text:span><text:span text:style-name="T55"> A,H:LD (reg+0),A:LD A,L:LD (reg+1),A</text:span><text:span text:style-name="T36">. После включения режима инверсии младшего бита адреса в такие регистры можно обращаться так: </text:span><text:span text:style-name="T55">LD (reg+0),HL</text:span><text:span text:style-name="T69">, </text:span><text:span text:style-name="T70">либо учитывать перепутывание байтов программно.</text:span></text:p>
      <text:p text:style-name="P8"><text:span text:style-name="T2">Исключением </text:span><text:span text:style-name="T3">являются</text:span><text:span text:style-name="T2"> регистры </text:span><text:span text:style-name="T9">FIFO, </text:span><text:span text:style-name="T2">так как </text:span><text:span text:style-name="T3">данные из них следует читать/писать строго блоками по 2 байта, при этом первый по порядку байт всегда </text:span><text:span text:style-name="T8">считывается/записывается</text:span><text:span text:style-name="T3"> по адресу регистра + 0, </text:span><text:span text:style-name="T8">а </text:span><text:span text:style-name="T3">второй – по адресу регистра + 1. При выключенной инверсии ADDR[0] и маппинге на память (ROM) допускается использовать для доступа к этим регистрам команды LDI или LDIR </text:span><text:span text:style-name="T4">блоками длиной, кратной 2 и не более 512 байт </text:span><text:span text:style-name="T8">(через область 0x2000..0x3FFF)</text:span><text:span text:style-name="T3">. При включенной инверсии следует считывать или записывать сначала байт по адресу регистра + 1 </text:span><text:span text:style-name="T5">(это будет первый по порядку байт)</text:span><text:span text:style-name="T3">, затем по адресу регистра + 0 </text:span><text:span text:style-name="T5">(второй по порядку). При использовании доступа через порты это удобно делать при помощи команд </text:span><text:span text:style-name="T56">INI/OUTI</text:span><text:span text:style-name="T6">, например:</text:span></text:p>
      <text:p text:style-name="P61"><text:tab/>ld<text:tab/>bc,#82AB</text:p>
      <text:p text:style-name="P21"><text:span text:style-name="T6"><text:tab/>ld<text:tab/>a,#</text:span><text:span text:style-name="T7">98</text:span></text:p>
      <text:p text:style-name="P62"><text:tab/>out<text:tab/>(c),a<text:tab/>;включаем область #200..#27F в порты,</text:p>
      <text:p text:style-name="P62"><text:tab/><text:tab/><text:tab/><text:tab/>;включаем W5300 в область портов,</text:p>
      <text:p text:style-name="P62"><text:tab/><text:tab/><text:tab/><text:tab/>;включаем инверсию A0 для W5300</text:p>
      <text:p text:style-name="P62"><text:tab/>...</text:p>
      <text:p text:style-name="P62"><text:tab/>ld<text:tab/>c,#AB<text:tab/>;запись в S0_TX_FIFOR</text:p>
      <text:p text:style-name="P62"><text:tab/>ld<text:tab/>d,#30</text:p>
      <text:p text:style-name="P62"><text:tab/>ld<text:tab/>hl,WR_DATA</text:p>
      <text:p text:style-name="P62"><text:tab/>ld<text:tab/>b,d</text:p>
      <text:p text:style-name="P62"><text:tab/>outi<text:tab/><text:tab/>;выводим в порт #2FAB, мапится в адрес #22E (инверсия A0, предекремент B)</text:p>
      <text:p text:style-name="P62"><text:tab/>outi<text:tab/><text:tab/>;порт #2EAB, адрес #22F</text:p>
      <text:p text:style-name="P62"><text:tab/>ld<text:tab/>b,d<text:tab/>;и т.д.</text:p>
      <text:p text:style-name="P62"><text:tab/>outi</text:p>
      <text:p text:style-name="P62"><text:tab/>outi</text:p>
      <text:p text:style-name="P62"><text:tab/>...</text:p>
      <text:p text:style-name="P62"><text:tab/>ld<text:tab/>c,#AB<text:tab/>;чтение из S0_RX_FIFOR</text:p>
      <text:p text:style-name="P62"><text:tab/>ld<text:tab/>d,#31</text:p>
      <text:p text:style-name="P62"><text:tab/>ld<text:tab/>hl,RD_DATA</text:p>
      <text:p text:style-name="P62"><text:tab/>ld<text:tab/>b,d</text:p>
      <text:p text:style-name="P22"><text:span text:style-name="T1"><text:tab/>ini<text:tab/><text:tab/>;читаем из порта #31AB, мапится в адрес #230 (инверсия A0, </text:span><text:span text:style-name="T10">пост</text:span><text:span text:style-name="T1">инкремент B)</text:span></text:p>
      <text:p text:style-name="P62"><text:tab/>ini<text:tab/><text:tab/>;порт #30AB, адрес #231</text:p>
      <text:p text:style-name="P62"><text:soft-page-break/><text:tab/>ld<text:tab/>b,d<text:tab/>;и т.д.</text:p>
      <text:p text:style-name="P62"><text:tab/>ini</text:p>
      <text:p text:style-name="P62"><text:tab/>ini</text:p>
      <text:p text:style-name="P62"><text:tab/>...</text:p>
      <text:p text:style-name="P34">Быстрое чтение через память из регистра S0_RX_FIFOR с <text:span text:style-name="T24">включенной</text:span> инверсией A0:</text:p>
      <text:p text:style-name="P26"><text:tab/>ld<text:tab/>sp,#2201<text:tab/>;слова по адресам #2200, #2201, #2202, #2203, ..., #23FE, #23FF мапятся в адреса визнета #231, #230, #231, #230, ...</text:p>
      <text:p text:style-name="P26"><text:tab/>pop<text:tab/>hl<text:tab/>;не более <text:span text:style-name="T72">255</text:span>(!) чтений подряд со смещения #2201!</text:p>
      <text:p text:style-name="P26"><text:tab/>ld<text:tab/>(addr),hl</text:p>
      <text:p text:style-name="P25"><text:tab/><text:span text:style-name="T71">pop<text:tab/>hl</text:span></text:p>
      <text:p text:style-name="P25"><text:tab/><text:span text:style-name="T71">ld<text:tab/>(addr+2),hl</text:span></text:p>
      <text:p text:style-name="P25"><text:tab/>...</text:p>
      <text:p text:style-name="P25"><text:tab/><text:span text:style-name="T71">pop<text:tab/>hl</text:span></text:p>
      <text:p text:style-name="P25"><text:tab/><text:span text:style-name="T71">ld<text:tab/>(addr+254),hl</text:span></text:p>
      <text:h text:style-name="P74" text:outline-level="2">Прерывания</text:h>
      <text:p text:style-name="P29">Карта выдаёт прерывания на <text:span text:style-name="T63">сигнал </text:span><text:span text:style-name="T61">INT</text:span><text:span text:style-name="T63"> </text:span>шин<text:span text:style-name="T63">ы</text:span> NemoBus способом 'открытый коллектор', т.е. выдаёт лог. 0, когда запрос прерывания активен или переводит выходной буфер в Z-состояние (ничего не выдаёт), когда запрос неактивен. Выдача вектора на ШД <text:span text:style-name="T24">не</text:span> производится.</text:p>
      <text:p text:style-name="P28">В каждом из контроллеров (W5300 или SL811HS) прерывание работает по уровню, что означает, что однажды появившись, запрос прерывания остаётся активным до явного вмешательства процессора (а именно, очистк<text:span text:style-name="T58">и</text:span> прерывания в опр. регистре контроллера), после чего запрос снимается до следующего события, вызывающего прерывание.</text:p>
      <text:p text:style-name="P30">Регистр карты #83AB управляет пропусканием прерываний от каждого из контроллеров на шину NemoBus, кроме того, позволяет читать в явном виде статус запросов прерывания от контроллеров.</text:p>
      <text:p text:style-name="P28">Штатное кадровое прерывание в ZX Spectrum (и клонах) не имеет никаких битов и длится ограниченное время, кроме того, некоторые клоны (например ZX Evolution) не содержат подтягивающих резисторов на ШД. Поэтому при использовании сигнала прерывания <text:span text:style-name="T59">с карты </text:span>следует иметь в виду следующее:</text:p>
      <text:list xml:id="list676506598950479328" text:style-name="L3">
        <text:list-item>
          <text:p text:style-name="P63">Возможен пропуск кадровых прерываний, т.к. при совпадении прерывания от карты с кадровым второе будет потеряно.</text:p>
        </text:list-item>
        <text:list-item>
          <text:p text:style-name="P63">Вектор прерывания (для режима <text:span text:style-name="T54">IM 2</text:span>) будет cодержать случайное значение. <text:span text:style-name="T60">Как следствие, необходимо иметь 257-байтовую таблицу векторов, заполненную одним и тем же байтом.</text:span></text:p>
        </text:list-item>
      </text:list>
      <text:p text:style-name="P31">Рекомендации для написания обработчик<text:span text:style-name="T62">ов</text:span> прерываний:</text:p>
      <text:list xml:id="list6147100483930440197" text:style-name="L4">
        <text:list-item>
          <text:p text:style-name="P64">В первую очередь после входа в обработчик следует проверить, выдалось ли прерывание от карты (биты 1 и 0 регистра #83AB). Если запросы от обоих контроллеров отсутствуют, значит произошло кадровое <text:span text:style-name="T64">прерывание либо прерывание от другого устройства </text:span><text:soft-page-break/><text:span text:style-name="T64">NemoBus</text:span>.</text:p>
        </text:list-item>
        <text:list-item>
          <text:p text:style-name="P64">После окончания обработки запроса следует снять запрос прерывания в выдавшем его контроллере. При этом можно как сразу выполнить возврат из обработчика с таким расчётом, что необработанные либо вновь появившиеся за время выхода прерывания опять вызовут вход в обработчик, так и сделать внутри обработчика цикл по всем возможным источникам прерываний в карт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3T23:05:55</meta:creation-date>
    <dc:date>2018-03-06T20:07:45.348144778</dc:date>
    <meta:editing-duration>P1DT14H48M39S</meta:editing-duration>
    <meta:editing-cycles>86</meta:editing-cycles>
    <meta:generator>LibreOffice/4.2.8.2$Linux_X86_64 LibreOffice_project/420m0$Build-2</meta:generator>
    <dc:creator>lvd </dc:creator>
    <meta:document-statistic meta:table-count="4" meta:image-count="0" meta:object-count="0" meta:page-count="8" meta:paragraph-count="202" meta:word-count="1843" meta:character-count="12277" meta:non-whitespace-character-count="10557"/>
  </office:meta>
</office:document-meta>
</file>